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20000003294586943D006E77D.png" manifest:media-type="image/png"/>
  <manifest:file-entry manifest:full-path="Pictures/10000000000001F40000003CA1C934D15DC27845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88cfd"/>
    </style:style>
    <style:style style:name="P2" style:family="paragraph" style:parent-style-name="Standard">
      <style:text-properties style:font-name="Open Sans" fo:font-size="14pt" style:font-size-asian="14pt" style:font-size-complex="14pt"/>
    </style:style>
    <style:style style:name="P3" style:family="paragraph" style:parent-style-name="Standard" style:list-style-name="L1">
      <style:text-properties style:font-name="Open Sans" fo:font-size="14pt" officeooo:paragraph-rsid="00088cfd" style:font-size-asian="14pt" style:font-size-complex="14pt"/>
    </style:style>
    <style:style style:name="P4" style:family="paragraph" style:parent-style-name="Standard" style:list-style-name="L1">
      <style:text-properties fo:font-size="14pt" officeooo:paragraph-rsid="00088cfd" style:font-size-asian="14pt" style:font-size-complex="14pt"/>
    </style:style>
    <style:style style:name="P5" style:family="paragraph" style:parent-style-name="Footer">
      <style:text-properties style:font-name="Open Sans" officeooo:rsid="000a3c40" officeooo:paragraph-rsid="000a3c40"/>
    </style:style>
    <style:style style:name="P6" style:family="paragraph" style:parent-style-name="Heading_20_1">
      <style:paragraph-properties fo:text-align="center" style:justify-single-word="false"/>
    </style:style>
    <style:style style:name="T1" style:family="text">
      <style:text-properties style:font-name="Open Sans"/>
    </style:style>
    <style:style style:name="T2" style:family="text">
      <style:text-properties style:font-name="Open Sans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Resources</text:h>
      <text:list xml:id="list419875181" text:style-name="L1">
        <text:list-header>
          <text:p text:style-name="P1"><text:span text:style-name="T2"/></text:p>
        </text:list-header>
        <text:list-item>
          <text:p text:style-name="P1"><text:span text:style-name="T2">Open Decision Framework on GitHub</text:span></text:p>
          <text:p text:style-name="P1"><text:a xlink:type="simple" xlink:href="https://github.com/red-hat-people-team/open-decision-framework/" text:style-name="Internet_20_link" text:visited-style-name="Visited_20_Internet_20_Link"><text:span text:style-name="T2">https://github.com/red-hat-people-team/open-decision-framework/</text:span></text:a></text:p>
        </text:list-item>
      </text:list>
      <text:p text:style-name="P2"/>
      <text:list xml:id="list123034561340129" text:continue-numbering="true" text:style-name="L1">
        <text:list-item>
          <text:p text:style-name="P4"><text:span text:style-name="T1">Open Organization definition</text:span></text:p>
          <text:p text:style-name="P1"><text:a xlink:type="simple" xlink:href="https://opensource.com/open-organization/resources/open-org-definition" text:style-name="Internet_20_link" text:visited-style-name="Visited_20_Internet_20_Link"><text:span text:style-name="T2">https://opensource.com/open-organization/resources/open-org-definition</text:span></text:a><text:span text:style-name="T2"> <text:s/></text:span></text:p>
        </text:list-item>
      </text:list>
      <text:p text:style-name="P2"/>
      <text:list xml:id="list123034495762480" text:continue-numbering="true" text:style-name="L1">
        <text:list-item>
          <text:p text:style-name="P4"><text:span text:style-name="T1">Open Organization resources</text:span></text:p>
          <text:p text:style-name="P1"><text:a xlink:type="simple" xlink:href="https://opensource.com/open-organization/resources" text:style-name="Internet_20_link" text:visited-style-name="Visited_20_Internet_20_Link"><text:span text:style-name="T2">https://opensource.com/open-organization/resources</text:span></text:a><text:span text:style-name="T2"> <text:s text:c="2"/></text:span></text:p>
        </text:list-item>
      </text:list>
      <text:p text:style-name="P2"/>
      <text:list xml:id="list123034740821338" text:continue-numbering="true" text:style-name="L1">
        <text:list-item>
          <text:p text:style-name="P4"><text:span text:style-name="T1">Article on Making inclusive decisions</text:span></text:p>
          <text:p text:style-name="P1"><text:a xlink:type="simple" xlink:href="https://opensource.com/open-organization/17/4/making-open-inclusive-decisions" text:style-name="Internet_20_link" text:visited-style-name="Visited_20_Internet_20_Link"><text:span text:style-name="T2">https://opensource.com/open-organization/17/4/making-open-inclusive-decisions</text:span></text:a><text:span text:style-name="T2"> <text:s/></text:span></text:p>
        </text:list-item>
      </text:list>
      <text:p text:style-name="P2"/>
      <text:list xml:id="list123035525338256" text:continue-numbering="true" text:style-name="L1">
        <text:list-item>
          <text:p text:style-name="P1"><text:span text:style-name="T2">Video: Lessons learned on the DevOps front <text:s/></text:span><text:a xlink:type="simple" xlink:href="https://www.youtube.com/watch?v=vyirF0fYtEY" text:style-name="Internet_20_link" text:visited-style-name="Visited_20_Internet_20_Link"><text:span text:style-name="T2">https://www.youtube.com/watch?v=vyirF0fYtEY</text:span></text:a><text:span text:style-name="T2"> </text:span></text:p>
          <text:p text:style-name="P3"><text:s text:c="3"/></text:p>
        </text:list-item>
        <text:list-item>
          <text:p text:style-name="P4"><text:span text:style-name="T1">Open Organization ambassadors</text:span></text:p>
          <text:p text:style-name="P1"><text:a xlink:type="simple" xlink:href="https://opensource.com/open-organization/resources/ambassadors-program" text:style-name="Internet_20_link" text:visited-style-name="Visited_20_Internet_20_Link"><text:span text:style-name="T2">https://opensource.com/open-organization/resources/ambassadors-program</text:span></text:a><text:span text:style-name="T2"> <text:s/></text:span></text:p>
        </text:list-item>
      </text:list>
      <text:p text:style-name="P2"/>
      <text:list xml:id="list123035176713674" text:continue-numbering="true" text:style-name="L1">
        <text:list-item>
          <text:p text:style-name="P4"><text:span text:style-name="T1">How 10,000+ people are helping Red Hat rediscover our purpose </text:span></text:p>
          <text:p text:style-name="P1"><text:a xlink:type="simple" xlink:href="https://www.linkedin.com/pulse/how-10000-people-helping-red-hat-rediscover-our-delisa-alexander/" text:style-name="Internet_20_link" text:visited-style-name="Visited_20_Internet_20_Link"><text:span text:style-name="T2">https://www.linkedin.com/pulse/how-10000-people-helping-red-hat-rediscover-our-delisa-alexander/</text:span></text:a><text:span text:style-name="T2"> 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Open Sans" officeooo:rsid="000a3c40" officeooo:paragraph-rsid="000a3c40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52in" svg:y="-0.4374in" svg:width="6.9252in" svg:height="0.8307in" draw:z-index="1"><draw:image xlink:href="Pictures/10000000000001F40000003CA1C934D15DC27845.png" xlink:type="simple" xlink:show="embed" xlink:actuate="onLoad" loext:mime-type="image/png"/></draw:frame></text:p>
      </style:header>
      <style:footer>
        <text:p text:style-name="MP1"><draw:frame draw:style-name="Mfr1" draw:name="Image2" text:anchor-type="paragraph" svg:x="-0.3945in" svg:y="-0.0417in" svg:width="0.3681in" svg:height="0.3681in" draw:z-index="0"><draw:image xlink:href="Pictures/10000201000000320000003294586943D006E77D.png" xlink:type="simple" xlink:show="embed" xlink:actuate="onLoad" loext:mime-type="image/png"/></draw:frame><text:s text:c="3"/>Follow: <text:a xlink:type="simple" xlink:href="https://twitter.com/opensourceway" text:style-name="Internet_20_link" text:visited-style-name="Visited_20_Internet_20_Link">@OpenSourceWay</text:a> <text:a xlink:type="simple" xlink:href="https://twitter.com/openorgbook" text:style-name="Internet_20_link" text:visited-style-name="Visited_20_Internet_20_Link">@OpenOrgBook</text:a> <text:a xlink:type="simple" xlink:href="https://twitter.com/search?f=tweets&amp;vertical=default&amp;q=TheOpenOrg&amp;src=typd" text:style-name="Internet_20_link" text:visited-style-name="Visited_20_Internet_20_Link">#TheOpenOrg</text:a> | Visit: <text:a xlink:type="simple" xlink:href="https://opensource.com/" text:style-name="Internet_20_link" text:visited-style-name="Visited_20_Internet_20_Link">Opensource.com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Hibbets</meta:initial-creator>
    <meta:creation-date>2019-05-03T12:12:27.897612371</meta:creation-date>
    <dc:date>2019-05-03T12:30:32.992703988</dc:date>
    <dc:creator>Jason Hibbets</dc:creator>
    <meta:editing-duration>PT18M6S</meta:editing-duration>
    <meta:editing-cycles>2</meta:editing-cycles>
    <meta:generator>LibreOffice/5.4.4.2$Linux_X86_64 LibreOffice_project/40$Build-2</meta:generator>
    <meta:document-statistic meta:table-count="0" meta:image-count="2" meta:object-count="0" meta:page-count="1" meta:paragraph-count="17" meta:word-count="66" meta:character-count="842" meta:non-whitespace-character-count="786"/>
  </office:meta>
</office:document-meta>
</file>